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color="#2a6099" loext:opacity="100%" style:font-name="Arial" fo:font-size="12pt" style:font-size-asian="12pt" style:font-name-complex="Arial2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fo:color="#2a6099" loext:opacity="100%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ba88b"/>
    </style:style>
    <style:style style:name="T2" style:family="text">
      <style:text-properties style:font-name="Arial" fo:font-size="12pt" style:font-size-asian="12pt" style:font-name-complex="Arial2" style:font-size-complex="12pt"/>
    </style:style>
    <style:style style:name="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2"/></text:p>
      <text:p text:style-name="P1" loext:marker-style-name="T2"><text:span text:style-name="T2">1.- Datos de todos los clientes y pedidos incluyendo a los clientes que no han hecho pedidos</text:span></text:p>
      <text:p text:style-name="P2">SELECT *</text:p>
      <text:p text:style-name="P2">FROM pedidos RIGHT JOIN clientes ON clientes.NUM_CLIE=pedidos.CLIE;</text:p>
      <text:p text:style-name="P1" loext:marker-style-name="T2"><text:span text:style-name="T2"/></text:p>
      <text:p text:style-name="P1" loext:marker-style-name="T2"><text:span text:style-name="T2">2.- Clientes que no han hecho ningún pedido</text:span></text:p>
      <text:p text:style-name="P2">SELECT *</text:p>
      <text:p text:style-name="P2">FROM pedidos RIGHT JOIN clientes ON clientes.NUM_CLIE=pedidos.CLIE </text:p>
      <text:p text:style-name="P2">WHERE pedidos.CLIE IS null;</text:p>
      <text:p text:style-name="P1" loext:marker-style-name="T2"><text:span text:style-name="T2"/></text:p>
      <text:p text:style-name="P1" loext:marker-style-name="T2"><text:span text:style-name="T2">3.- Todas las oficinas y empleados, incluyendo aquellas oficinas en las que no trabaja ningún empleado</text:span></text:p>
      <text:p text:style-name="P3"><text:span text:style-name="T2">SELECT *</text:span></text:p>
      <text:p text:style-name="P3"><text:span text:style-name="T2">FROM oficinas RIGHT JOIN repventas ON oficinas.OFICINA=repventas.OFICINA_REP;</text:span></text:p>
      <text:p text:style-name="P1" loext:marker-style-name="T2"><text:span text:style-name="T2"/></text:p>
      <text:p text:style-name="P1" loext:marker-style-name="T2"><text:span text:style-name="T2">4.- Productos que no figuran en ningún pedido</text:span></text:p>
      <text:p text:style-name="P3"><text:span text:style-name="T2">SELECT *</text:span></text:p>
      <text:p text:style-name="P3"><text:span text:style-name="T2">FROM productos left JOIN pedidos ON productos.ID_PRODUCTO=pedidos.PRODUCTO</text:span></text:p>
      <text:p text:style-name="P3"><text:span text:style-name="T2">WHERE num_pedido is null;</text:span></text:p>
      <text:p text:style-name="P1" loext:marker-style-name="T2"><text:span text:style-name="T2"/></text:p>
      <text:p text:style-name="P1" loext:marker-style-name="T2"><text:span text:style-name="T2"/></text:p>
      <text:p text:style-name="P1" loext:marker-style-name="T2"><text:span text:style-name="T2"/></text:p>
      <text:p text:style-name="P1" loext:marker-style-name="T2"><text:span text:style-name="T2"/></text:p>
      <text:p text:style-name="P1" loext:marker-style-name="T2"><text:soft-page-break/><text:span text:style-name="T2"/></text:p>
      <text:p text:style-name="P1" loext:marker-style-name="T2"><text:span text:style-name="T2">5.-Datos de los repventas y los clientes incluyendo a aquellos repventas que no representan a ningún cliente</text:span></text:p>
      <text:p text:style-name="P3"><text:span text:style-name="T2">SELECT *</text:span></text:p>
      <text:p text:style-name="P3"><text:span text:style-name="T2">FROM repventas LEFT JOIN clientes ON repventas.NUM_EMPL=clientes.REP_CLIE;</text:span></text:p>
      <text:p text:style-name="P1" loext:marker-style-name="T2"><text:span text:style-name="T2"/></text:p>
      <text:p text:style-name="P1" loext:marker-style-name="T2"><text:span text:style-name="T2">6.- Datos de los productos y los pedidos en los que figuran. Incluso aquellos que no figuran en ningún pedido</text:span></text:p>
      <text:p text:style-name="P3"><text:span text:style-name="T2">SELECT *</text:span></text:p>
      <text:p text:style-name="P3"><text:span text:style-name="T2">FROM productos LEFT JOIN pedidos ON productos.ID_PRODUCTO=pedidos.PRODUCTO;</text:span></text:p>
      <text:p text:style-name="P1" loext:marker-style-name="T2"><text:span text:style-name="T2"/></text:p>
      <text:p text:style-name="P1" loext:marker-style-name="T2"><text:span text:style-name="T2">7.-Productos que nunca han sido pedidos y cuyas existencias son mayores de 0</text:span></text:p>
      <text:p text:style-name="P3"><text:span text:style-name="T2">SELECT *</text:span></text:p>
      <text:p text:style-name="P3"><text:span text:style-name="T2">FROM productos LEFT JOIN pedidos ON productos.ID_PRODUCTO=pedidos.PRODUCTO</text:span></text:p>
      <text:p text:style-name="P3"><text:span text:style-name="T2">WHERE num_pedido is null AND EXISTENCIAS &gt; 0;</text:span></text:p>
      <text:p text:style-name="P1" loext:marker-style-name="T2"><text:span text:style-name="T2"/></text:p>
      <text:p text:style-name="P1" loext:marker-style-name="T2"><text:span text:style-name="T2">8.- Repventas que no representan a ningún cliente</text:span></text:p>
      <text:p text:style-name="P3"><text:span text:style-name="T2">SELECT *</text:span></text:p>
      <text:p text:style-name="P3"><text:span text:style-name="T2">FROM repventas LEFT JOIN clientes ON repventas.NUM_EMPL=clientes.NUM_CLIE</text:span></text:p>
      <text:p text:style-name="P3"><text:span text:style-name="T2">WHERE NUM_EMPL is null;</text:span></text:p>
      <text:p text:style-name="P1" loext:marker-style-name="T2"><text:span text:style-name="T2"/></text:p>
      <text:p text:style-name="P1" loext:marker-style-name="T2"><text:soft-page-break/><text:span text:style-name="T2"/></text:p>
      <text:p text:style-name="P1" loext:marker-style-name="T2"><text:span text:style-name="T2">9.-Clientes que no han hecho ningún pedido y cuyo limite de crédito supere los 20000</text:span></text:p>
      <text:p text:style-name="P3"><text:span text:style-name="T2">SELECT *</text:span></text:p>
      <text:p text:style-name="P3"><text:span text:style-name="T2">FROM clientes LEFT JOIN pedidos ON clientes.NUM_CLIE=pedidos.CLIE</text:span></text:p>
      <text:p text:style-name="P3"><text:span text:style-name="T2">WHERE num_pedido is null AND LIMITE_CREDITO&gt;20000;</text:span></text:p>
      <text:p text:style-name="P3"/>
      <text:p text:style-name="P1" loext:marker-style-name="T2"><text:span text:style-name="T2">10.-Oficinas en las que no trabaja ningún empleado</text:span></text:p>
      <text:p text:style-name="P3"><text:span text:style-name="T2">SELECT oficina</text:span></text:p>
      <text:p text:style-name="P3"><text:span text:style-name="T2">FROM oficinas LEFT JOIN repventas ON oficinas.OFICINA=repventas.OFICINA_REP</text:span></text:p>
      <text:p text:style-name="P3"><text:span text:style-name="T2">WHERE oficina_rep IS null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officeooo:rsid="000ba88b"/>
    </style:style>
    <style:style style:name="M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2" draw:name="Conector recto 1" draw:style-name="Mgr1" draw:text-style-name="MP1" svg:x1="-0.035cm" svg:y1="0.687cm" svg:x2="15.205cm" svg:y2="0.66cm"><text:p/></draw:line><text:span text:style-name="MT1">Rodrigo Martínez Delgado</text:span><text:tab/><text:tab/>Condiciones de Joi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IA DE LOS A LOPEZ LOPEZ</meta:initial-creator>
    <meta:editing-cycles>12</meta:editing-cycles>
    <meta:creation-date>2024-02-05T19:41:00</meta:creation-date>
    <dc:date>2024-02-14T14:10:06.421000000</dc:date>
    <meta:editing-duration>PT2H12M2S</meta:editing-duration>
    <meta:generator>LibreOffice/7.5.4.2$Windows_X86_64 LibreOffice_project/36ccfdc35048b057fd9854c757a8b67ec53977b6</meta:generator>
    <meta:document-statistic meta:table-count="0" meta:image-count="0" meta:object-count="0" meta:page-count="3" meta:paragraph-count="37" meta:word-count="256" meta:character-count="1806" meta:non-whitespace-character-count="1585"/>
    <meta:user-defined meta:name="AppVersion">16.0000</meta:user-defined>
    <meta:template xlink:type="simple" xlink:actuate="onRequest" xlink:title="Normal.dotm" xlink:href=""/>
  </office:meta>
</office:document-meta>
</file>